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3">
      <loext:graphic-properties draw:fill="solid" draw:fill-color="#ffffff"/>
      <style:paragraph-properties fo:margin-top="0.582cm" fo:margin-bottom="0.291cm" loext:contextual-spacing="false" style:line-height-at-least="0.508cm" fo:background-color="#ffffff"/>
    </style:style>
    <style:style style:name="P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Text_20_body">
      <style:text-properties officeooo:rsid="001014fa" officeooo:paragraph-rsid="001014fa"/>
    </style:style>
    <style:style style:name="T1" style:family="text">
      <style:text-properties fo:color="#000000" style:font-name="Georgia" fo:font-size="16pt" style:font-size-asian="16pt" style:font-size-complex="16pt"/>
    </style:style>
    <style:style style:name="T2" style:family="text">
      <style:text-properties fo:color="#000000" style:font-name="Georgia" fo:font-size="16pt" officeooo:rsid="000e7097" style:font-size-asian="16pt" style:font-size-complex="16pt"/>
    </style:style>
    <style:style style:name="T3" style:family="text">
      <style:text-properties fo:color="#000000" style:font-name="Georgia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officeooo:rsid="001079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Standard"><text:span text:style-name="T1">Lab number: </text:span><text:span text:style-name="T2">4</text:span></text:p>
      <text:p text:style-name="P2"><text:span text:style-name="T1">Lab Title <text:s text:c="5"/>: <text:s/>Run, Trace ...</text:span></text:p>
      <text:h text:style-name="P1" text:outline-level="3"><text:span text:style-name="T3">Abstract:</text:span></text:h>
      <text:p text:style-name="P4">This lab covers two main topics one technical and other theoretical. The technical is the tracing functionality and the theoretical is how two different data link protocols behave in a practical scenario.</text:p>
      <text:h text:style-name="P1" text:outline-level="3"><text:span text:style-name="T3">Aim objectives and goal:</text:span></text:h>
      <text:p text:style-name="P4">The main goal for this lab is to observe the differences between the “stop-n-wait” and the “sliding window” protocols. These protocols are essential for connection-oriented communication. <text:span text:style-name="T5">The secondary goal is to familiarise with the tracing capabilities of network simulator.</text:span></text:p>
      <text:h text:style-name="P1" text:outline-level="3"><text:span text:style-name="T3">Observation/ Results and Discussion:</text:span></text:h>
      <text:p text:style-name="Standard"><text:span text:style-name="T4">Write your observation and discussion to show your understanding, use and add whatever you think helps you to present a good understanding (e.g. screenshots, references …etc.)</text:span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fo:font-size="13.5pt" fo:font-weight="bold" style:font-size-asian="13.5pt" style:font-weight-asian="bold" style:font-size-complex="13.5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1cm" fo:margin-left="3.175cm" fo:margin-right="3.1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dress Skloul Ibrahim</meta:initial-creator>
    <meta:editing-cycles>9</meta:editing-cycles>
    <meta:print-date>2017-10-19T15:15:00</meta:print-date>
    <meta:creation-date>2019-09-20T11:35:00</meta:creation-date>
    <dc:date>2020-10-30T20:58:30.278647511</dc:date>
    <meta:editing-duration>PT34M30S</meta:editing-duration>
    <meta:generator>LibreOffice/6.4.6.2$Linux_X86_64 LibreOffice_project/40$Build-2</meta:generator>
    <meta:document-statistic meta:table-count="0" meta:image-count="0" meta:object-count="0" meta:page-count="1" meta:paragraph-count="8" meta:word-count="115" meta:character-count="769" meta:non-whitespace-character-count="6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F87D0808.dotm" xlink:href=""/>
  </office:meta>
</office:document-meta>
</file>